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nux Libertine O2" svg:font-family="'Linux Libertine O'" style:font-pitch="variable"/>
    <style:font-face style:name="Linux Libertine O1" svg:font-family="'Linux Libertine O'" style:font-adornments="Gras" style:font-pitch="variable"/>
    <style:font-face style:name="Linux Libertine O" svg:font-family="'Linux Libertine 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officeooo:paragraph-rsid="00133988"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officeooo:rsid="000e1fff" officeooo:paragraph-rsid="00133988" style:font-size-asian="16pt" style:font-weight-asian="bold" style:font-size-complex="16pt" style:font-weight-complex="bold"/>
    </style:style>
    <style:style style:name="P3" style:family="paragraph" style:parent-style-name="Standard">
      <style:text-properties style:font-name="Arial" fo:font-size="12pt" officeooo:rsid="000e1fff" officeooo:paragraph-rsid="000e1fff" style:font-size-asian="12pt" style:font-size-complex="12pt"/>
    </style:style>
    <style:style style:name="P4" style:family="paragraph" style:parent-style-name="Standard">
      <style:paragraph-properties fo:text-align="justify" style:justify-single-word="false"/>
      <style:text-properties style:font-name="Linux Libertine O2" fo:font-size="12pt" officeooo:paragraph-rsid="001a964c" style:font-size-asian="12pt" style:font-size-complex="12pt"/>
    </style:style>
    <style:style style:name="P5" style:family="paragraph" style:parent-style-name="Standard">
      <style:paragraph-properties fo:text-align="justify" style:justify-single-word="false"/>
      <style:text-properties style:font-name="Linux Libertine O2" fo:font-size="12pt" officeooo:rsid="000e1fff" officeooo:paragraph-rsid="001a964c" style:font-size-asian="12pt" style:font-size-complex="12pt"/>
    </style:style>
    <style:style style:name="P6" style:family="paragraph" style:parent-style-name="Text_20_body">
      <style:text-properties officeooo:paragraph-rsid="00190802"/>
    </style:style>
    <style:style style:name="P7" style:family="paragraph" style:parent-style-name="Text_20_body">
      <style:text-properties fo:font-size="10pt" style:font-size-asian="10pt" style:font-size-complex="10pt"/>
    </style:style>
    <style:style style:name="P8" style:family="paragraph" style:parent-style-name="Text_20_body">
      <style:text-properties officeooo:paragraph-rsid="001e6313"/>
    </style:style>
    <style:style style:name="P9" style:family="paragraph" style:parent-style-name="Text_20_body">
      <style:text-properties officeooo:rsid="001e6313" officeooo:paragraph-rsid="001e6313"/>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Text_20_body" style:list-style-name="L1">
      <style:text-properties officeooo:paragraph-rsid="00190802"/>
    </style:style>
    <style:style style:name="P14" style:family="paragraph" style:parent-style-name="Text_20_body">
      <style:text-properties officeooo:rsid="00190802" officeooo:paragraph-rsid="00190802"/>
    </style:style>
    <style:style style:name="P15" style:family="paragraph" style:parent-style-name="Text_20_body">
      <style:text-properties officeooo:rsid="001e6313" officeooo:paragraph-rsid="001e6313"/>
    </style:style>
    <style:style style:name="P16" style:family="paragraph" style:parent-style-name="Text_20_body">
      <style:text-properties officeooo:rsid="00248647" officeooo:paragraph-rsid="00248647"/>
    </style:style>
    <style:style style:name="P17" style:family="paragraph" style:parent-style-name="Text_20_body">
      <style:paragraph-properties fo:text-align="center" style:justify-single-word="false"/>
      <style:text-properties fo:font-weight="bold" officeooo:rsid="00248647" officeooo:paragraph-rsid="00248647" style:font-weight-asian="bold" style:font-weight-complex="bold"/>
    </style:style>
    <style:style style:name="P18" style:family="paragraph" style:parent-style-name="Text_20_body">
      <style:text-properties officeooo:paragraph-rsid="002841c0"/>
    </style:style>
    <style:style style:name="P19" style:family="paragraph" style:parent-style-name="Text_20_body">
      <style:text-properties officeooo:rsid="002a9be6" officeooo:paragraph-rsid="002a9be6"/>
    </style:style>
    <style:style style:name="T1" style:family="text">
      <style:text-properties officeooo:rsid="000e1fff"/>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position="super 58%"/>
    </style:style>
    <style:style style:name="T5" style:family="text">
      <style:text-properties style:text-position="super 58%" officeooo:rsid="000e1fff"/>
    </style:style>
    <style:style style:name="T6" style:family="text">
      <style:text-properties officeooo:rsid="00133988"/>
    </style:style>
    <style:style style:name="T7" style:family="text">
      <style:text-properties officeooo:rsid="0016c173"/>
    </style:style>
    <style:style style:name="T8" style:family="text">
      <style:text-properties officeooo:rsid="0018450d"/>
    </style:style>
    <style:style style:name="T9" style:family="text">
      <style:text-properties officeooo:rsid="00207416"/>
    </style:style>
    <style:style style:name="T10" style:family="text">
      <style:text-properties officeooo:rsid="00190802"/>
    </style:style>
    <style:style style:name="T11" style:family="text">
      <style:text-properties style:font-name="Linux Libertine O2" officeooo:rsid="0018450d"/>
    </style:style>
    <style:style style:name="T12" style:family="text">
      <style:text-properties fo:font-weight="bold" style:font-weight-asian="bold" style:font-weight-complex="bold"/>
    </style:style>
    <style:style style:name="T13" style:family="text">
      <style:text-properties fo:font-weight="bold" officeooo:rsid="00190802" style:font-weight-asian="bold" style:font-weight-complex="bold"/>
    </style:style>
    <style:style style:name="T14" style:family="text">
      <style:text-properties officeooo:rsid="00170290"/>
    </style:style>
    <style:style style:name="T15" style:family="text">
      <style:text-properties officeooo:rsid="00174c5d"/>
    </style:style>
    <style:style style:name="T16" style:family="text">
      <style:text-properties style:text-underline-style="none"/>
    </style:style>
    <style:style style:name="T17" style:family="text">
      <style:text-properties style:text-underline-style="none" officeooo:rsid="00174c5d"/>
    </style:style>
    <style:style style:name="T18" style:family="text">
      <style:text-properties officeooo:rsid="001a964c"/>
    </style:style>
    <style:style style:name="T19" style:family="text">
      <style:text-properties officeooo:rsid="001e6313"/>
    </style:style>
    <style:style style:name="T20" style:family="text">
      <style:text-properties officeooo:rsid="0020c4fe"/>
    </style:style>
    <style:style style:name="T21" style:family="text">
      <style:text-properties officeooo:rsid="00248647"/>
    </style:style>
    <style:style style:name="T22" style:family="text">
      <style:text-properties officeooo:rsid="00265417"/>
    </style:style>
    <style:style style:name="T23" style:family="text">
      <style:text-properties officeooo:rsid="00297a4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6">Ce document est un document </text:span>Ğ<text:span text:style-name="T6">economicus sous licence libre GPL v3</text:span></text:p>
      <text:p text:style-name="P8">Sources et Licence sur <text:a xlink:type="simple" xlink:href="https://github.com/galuel/Geconomicus" text:style-name="Internet_20_link" text:visited-style-name="Visited_20_Internet_20_Link">https://github.com/galuel/Geconomicus</text:a></text:p>
      <text:p text:style-name="P8"/>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text:a xlink:type="simple" xlink:href="#__RefHeading___Toc549_236692111" text:style-name="Index_20_Link" text:visited-style-name="Index_20_Link">Principe général<text:tab/>1</text:a></text:p>
          <text:p text:style-name="P11"><text:a xlink:type="simple" xlink:href="#__RefHeading___Toc551_236692111" text:style-name="Index_20_Link" text:visited-style-name="Index_20_Link">Monnaie<text:tab/>1</text:a></text:p>
          <text:p text:style-name="P11"><text:a xlink:type="simple" xlink:href="#__RefHeading___Toc553_236692111" text:style-name="Index_20_Link" text:visited-style-name="Index_20_Link">Valeurs économiques<text:tab/>2</text:a></text:p>
          <text:p text:style-name="P12"><text:a xlink:type="simple" xlink:href="#__RefHeading___Toc555_236692111" text:style-name="Index_20_Link" text:visited-style-name="Index_20_Link">Principes :<text:tab/>2</text:a></text:p>
          <text:p text:style-name="P10"><text:a xlink:type="simple" xlink:href="#__RefHeading___Toc557_236692111" text:style-name="Index_20_Link" text:visited-style-name="Index_20_Link">Conseils de jeu<text:tab/>2</text:a></text:p>
          <text:p text:style-name="P10"><text:a xlink:type="simple" xlink:href="#__RefHeading___Toc563_236692111" text:style-name="Index_20_Link" text:visited-style-name="Index_20_Link">Monnaie Libre<text:tab/>3</text:a></text:p>
          <text:p text:style-name="P10"><text:a xlink:type="simple" xlink:href="#__RefHeading___Toc559_236692111" text:style-name="Index_20_Link" text:visited-style-name="Index_20_Link">Monnaie Dette<text:tab/>3</text:a></text:p>
          <text:p text:style-name="P11"><text:a xlink:type="simple" xlink:href="#__RefHeading___Toc249_1113265663" text:style-name="Index_20_Link" text:visited-style-name="Index_20_Link">Rappel :<text:tab/>4</text:a></text:p>
          <text:p text:style-name="P11"><text:a xlink:type="simple" xlink:href="#__RefHeading___Toc251_1113265663" text:style-name="Index_20_Link" text:visited-style-name="Index_20_Link">Règles monétaires<text:tab/>4</text:a></text:p>
          <text:p text:style-name="P11"><text:a xlink:type="simple" xlink:href="#__RefHeading___Toc253_1113265663" text:style-name="Index_20_Link" text:visited-style-name="Index_20_Link">Comptabilité du banquier<text:tab/>4</text:a></text:p>
          <text:p text:style-name="P10"><text:a xlink:type="simple" xlink:href="#__RefHeading___Toc561_236692111" text:style-name="Index_20_Link" text:visited-style-name="Index_20_Link">Compte rendu :<text:tab/>5</text:a></text:p>
        </text:index-body>
      </text:table-of-content>
      <text:p text:style-name="P8"/>
      <text:h text:style-name="Heading_20_1" text:outline-level="1"><text:bookmark-start text:name="__RefHeading___Toc549_236692111"/>Principe général<text:bookmark-end text:name="__RefHeading___Toc549_236692111"/></text:h>
      <text:p text:style-name="Text_20_body">Pour jouer correctement avec le principe Ğeconomics des naissances et des morts, outre assurer le suivi précis des générations de joueurs qui vivent 10 tours de 8 ans, soit 80 ans en tout, mort et naissance inclus, il convient de « faire tourner » à la fois les billets de monnaie, ainsi que les strates de valeurs économiques.</text:p>
      <text:p text:style-name="Text_20_body">Chaque tour = 8 ans, donc 10 tours font un jeu complet, on peut jouer aussi 15 tours ou 20 tours ou plus, mais on doit s'en tenir au minimum à une espérance de vie (80 ans soit 10 tours).</text:p>
      <text:h text:style-name="Heading_20_2" text:outline-level="2"><text:bookmark-start text:name="__RefHeading___Toc551_236692111"/>Monnaie<text:bookmark-end text:name="__RefHeading___Toc551_236692111"/></text:h>
      <text:p text:style-name="Text_20_body">Une monnaie relative formée de <text:span text:style-name="T1">x</text:span> niveaux de billets, Rouge, Jaune, Vert, Bleu, indexés les uns sur les autres (marqué sur chaque billet, <text:span text:style-name="T1">cf images exemples</text:span>), <text:span text:style-name="T1">par exemple :</text:span></text:p>
      <text:p text:style-name="Text_20_body">1 Rouge = 2 <text:span text:style-name="T1">bleus</text:span></text:p>
      <text:p text:style-name="Text_20_body">1 Jaune = 2 Rouges</text:p>
      <text:p text:style-name="Text_20_body">1 Vert = 2 Jaunes</text:p>
      <text:p text:style-name="Text_20_body">1 Bleu = 2 Verts</text:p>
      <text:p text:style-name="Text_20_body">etc. <text:span text:style-name="T20">O</text:span>n peut s'en tenir au minimum à 4 couleurs, et autant que l'on veut si nécessaire. Des billets standards à imprimer recto/verso sont disponibles dans le dépôt : <text:a xlink:type="simple" xlink:href="https://github.com/galuel/Geconomicus" text:style-name="Internet_20_link" text:visited-style-name="Visited_20_Internet_20_Link">https://github.com/galuel/Geconomicus</text:a></text:p>
      <text:p text:style-name="P3"/>
      <text:p text:style-name="P7"><text:span text:style-name="T3">NB :</text:span> A noter que, quelque soit le nombre « n+1 » de couleurs, donc 1 en attente et « n » en jeu on a un nombre x de DU (compté par exemple sur la valeur la plus basse) :</text:p>
      <text:p text:style-name="P7">x DU = 1 + 2 + 4 + … + 2<text:span text:style-name="T4">n-1</text:span></text:p>
      <text:p text:style-name="P7"><text:span text:style-name="T1">Qui reste stable entre deux tours, puisque le 1 sortira du jeu, les puissances seront décalées à gauche, et la couleur en attente entre en remplaçant la couleur la plus haute pour 2</text:span><text:span text:style-name="T5">n-1 </text:span><text:span text:style-name="T1">DU ( 2</text:span><text:span text:style-name="T5">3-1</text:span><text:span text:style-name="T1"> = 4 DU avec 3 couleurs).</text:span></text:p>
      <text:p text:style-name="P7"><text:soft-page-break/><text:span text:style-name="T1">Et cela revient à multiplier la valeur quantitative de la monnaie par 2 = (1+10 %)</text:span><text:span text:style-name="T5">8 <text:s/></text:span><text:span text:style-name="T7">.D'où le fait que l'on simule 8 ans (puissance 8) à chaque tour, pour un taux de renouvellement équivalent de 10 % / an, et donc en 10 tours 100 % des hommes sont renouvelés.</text:span></text:p>
      <text:h text:style-name="Heading_20_2" text:outline-level="2"><text:bookmark-start text:name="__RefHeading___Toc553_236692111"/>Valeurs économiques<text:bookmark-end text:name="__RefHeading___Toc553_236692111"/></text:h>
      <text:p text:style-name="Text_20_body">Les valeurs économiques devraient être aussi stratifiées, mais ne doivent « tourner » que lorsque l'un des joueurs a atteint une cible pré-déterminée (lorsqu'il atteint la valeur économique « en attente », alors les valeurs économiques « les plus basses » sont sorties du jeu).</text:p>
      <text:p text:style-name="Text_20_body">Prenons pour exemple d'application les règles Ğeconomicus suivantes (exemples : pour « la corbeille », il faut 4 cartes pour réaliser une valeur supérieure, au monopoly il faut 3 terrains pour pouvoir construire des maisons, aux 7 familles il faut 7 cartes de la même famille, etc. ces règles fonctionnent pour beaucoup de « fork » de jeu, ou pour de nouveaux jeux qui peuvent être inventés sur cette même base).</text:p>
      <text:p text:style-name="Text_20_body"><text:span text:style-name="T1">Valeurs de Niveau Bronze</text:span> =<text:tab/><text:tab/>4 <text:span text:style-name="T8">Trophées</text:span></text:p>
      <text:p text:style-name="Text_20_body"><text:span text:style-name="T1">Valeurs de Niveau Argent</text:span> =<text:tab/><text:tab/><text:span text:style-name="T8">4</text:span> <text:span text:style-name="T8">Bronzes</text:span></text:p>
      <text:p text:style-name="Text_20_body"><text:span text:style-name="T1">Valeurs de Niveau Or</text:span> =<text:tab/><text:tab/>4 <text:span text:style-name="T8">Argents</text:span></text:p>
      <text:p text:style-name="Text_20_body"><text:span text:style-name="T1">Valeurs de Niveau Trophy</text:span> =<text:tab/><text:tab/>4 <text:span text:style-name="T8">Or</text:span></text:p>
      <text:h text:style-name="Heading_20_3" text:outline-level="3"><text:bookmark-start text:name="__RefHeading___Toc555_236692111"/>Principes :<text:bookmark-end text:name="__RefHeading___Toc555_236692111"/></text:h>
      <text:p text:style-name="Text_20_body">Si la valeur économique la plus basse en jeu est le niveau «Bronze » alors le niveau « Trophy » est en attente. Il existe 4 pioches, une pour chaque niveau (repérables par le dos des cartes).</text:p>
      <text:p text:style-name="Text_20_body">Lorsqu'on réalise le <text:span text:style-name="T8">regroupement de 4</text:span> valeurs <text:span text:style-name="T8">identiques </text:span>de niveau « <text:span text:style-name="T8">Bronze</text:span> » nécessaires permettant de réaliser une valeur de niveau « <text:span text:style-name="T8">Argent </text:span>», alors on <text:span text:style-name="T8">les remet dans la pioche, on</text:span> tire une valeur de niveau « <text:span text:style-name="T8">Argent</text:span> » et on reprend <text:span text:style-name="T8">4 nouvelles valeurs de niveau « Bronze » dans la pioche.</text:span></text:p>
      <text:p text:style-name="Text_20_body">Idem pour le niveau « Argent » permettant de réaliser le niveau « Or ».</text:p>
      <text:p text:style-name="Text_20_body">Idem pour le niveau « Or » permettant de réaliser le niveau « Trophy ».</text:p>
      <text:p text:style-name="Text_20_body">Si l'un des joueurs <text:span text:style-name="T8">ayant </text:span>atteint le niveau « <text:span text:style-name="T8">Trophy</text:span> »<text:span text:style-name="T8"> obtient le regroupement de 4 valeurs « Trophy » identiques, il réalise la disparition des valeurs « Bronze » comme valeur de base, qui devient la nouvelle valeur « en attente » et donc s'il en reste en jeu elles sont toutes remises dans la pioche sans compensation pour les joueurs. Le cycle continue alors, ce joueur obtenant sa première carte de niveau « </text:span><text:span text:style-name="T11">Bronze</text:span><text:span text:style-name="T8"> », il récupérera de la même façon 4 nouvelles cartes « Trophy » dans la pioche.</text:span></text:p>
      <text:p text:style-name="Text_20_body">13 valeurs standards à imprimer recto/verso en 4 exemplaires chacunes et pour chacun des 4 niveaux sont disponibles dans le dépôt <text:a xlink:type="simple" xlink:href="https://github.com/galuel/Geconomicus" text:style-name="Internet_20_link" text:visited-style-name="Visited_20_Internet_20_Link">https://github.com/galuel/Geconomicus</text:a></text:p>
      <text:h text:style-name="Heading_20_1" text:outline-level="1"><text:bookmark-start text:name="__RefHeading___Toc557_236692111"/>Conseils de jeu<text:bookmark-end text:name="__RefHeading___Toc557_236692111"/></text:h>
      <text:p text:style-name="Text_20_body">Conseils pour jouer Ğeconomicus en extérieur en mode simplifié cartes + valeurs économiques : </text:p>
      <text:list xml:id="list1036826472648382053" text:style-name="L1">
        <text:list-item>
          <text:p text:style-name="P13">Jouer 10 tours dure 1h30 avec 10 joueurs (la durée n'augmente que peu avec le nombre !)</text:p>
        </text:list-item>
        <text:list-item>
          <text:p text:style-name="P13">Jouer au moins 2 versions monétaires (par défaut monnaie-dette et monnaie-libre)</text:p>
        </text:list-item>
        <text:list-item>
          <text:p text:style-name="P13">Compter <text:span text:style-name="T10">sur</text:span> 30 valeurs <text:span text:style-name="T10">produites</text:span> par joueur <text:span text:style-name="T10">(par rapport à la valeur initiale bronze)</text:span></text:p>
        </text:list-item>
        <text:list-item>
          <text:p text:style-name="P13"><text:soft-page-break/>Compter <text:span text:style-name="T13">n</text:span><text:span text:style-name="T12">ombre minimal de cartes nécessaires = 5 x Nombre de joueurs</text:span> <text:span text:style-name="T10">(Si on prend les 4 niveaux de valeurs ci-dessus, compter 4 niveaux de jeux de cartes comptant chacun un </text:span><text:span text:style-name="T13">nombre de cartes = 5 x Nombre de joueurs chacun</text:span><text:span text:style-name="T10">).</text:span></text:p>
        </text:list-item>
      </text:list>
      <text:p text:style-name="Text_20_body"><text:span text:style-name="T2">Exemple :</text:span> 10 joueurs <text:span text:style-name="T10">x 5 = </text:span>50 cartes, donc un jeu de 52 cartes, avec 20 joueurs 100 cartes, donc deux jeux de 52 cartes <text:span text:style-name="T9">moins un carré suffisent</text:span> <text:span text:style-name="T9">(il faut un nombre multiple de 4).</text:span></text:p>
      <text:p text:style-name="P6">Concernant<text:span text:style-name="T10"> la partie « Monnaie Dette »</text:span> étudier les documents et les tableurs <text:span text:style-name="T10">de compte rendu </text:span>détaillés <text:span text:style-name="T10">disponibles dans le dépôt </text:span><text:a xlink:type="simple" xlink:href="https://github.com/galuel/Geconomicus" text:style-name="Internet_20_link" text:visited-style-name="Visited_20_Internet_20_Link"><text:span text:style-name="T10">https://github.com/galuel/Geconomicus</text:span></text:a><text:span text:style-name="T10"> . Pour cette partie compter qu'il est nécessaire d'avoir un Banquier qui doit jouer un rôle actif dans le jeu (c'est un joueur comme les autres, bien qu'il ait une prérogative particulière).</text:span></text:p>
      <text:p text:style-name="P14">Dans tous les cas, il est nécessaire d'avoir un animateur de jeu qui décompte le temps nécessaire par tour, fait tourner la monnaie (dans le cas d'une monnaie libre), ou joue le rôle de la banque, et un animateur passif, qui fait le bilan des morts / naissances à chaque tour (comptabilité de fin de vie, à remplir de préférence dans le tableur fourni dans le dépôt, ou sur un support similaire).</text:p>
      <text:h text:style-name="Heading_20_1" text:outline-level="1"><text:bookmark-start text:name="__RefHeading___Toc563_236692111"/>Monnaie Libre<text:bookmark-end text:name="__RefHeading___Toc563_236692111"/></text:h>
      <text:p text:style-name="P9">L'utilisation d'une monnaie libre se fait grâce au roulement des couleurs des billets définis plus haut. A chaque nouveau tour, le directeur de jeu distribue 2 nouveaux billets de la valeur supérieure qui est la couleur qui était en attente à chaque joueur, et récupère tous les billets de la valeur la plus faible qui devient à sont tour la valeur en attente jusqu'au tour suivant.</text:p>
      <text:p text:style-name="P9">Il y a donc ainsi toujours 3 couleurs de carte en jeu de valeur économique <text:span text:style-name="T21">valant respectivement</text:span> 1/2 DU, 1 DU, et 2 DU, qui « glissent » (ou « tournent ») à chaque tour, la couleur médiane étant donc l<text:span text:style-name="T21">e DU de</text:span> référence en vigueur <text:span text:style-name="T21">lors d'un tour</text:span>.</text:p>
      <text:p text:style-name="P9">Les valeurs monétaires des cartes se fondent sur <text:span text:style-name="T21">le DU de référence en vigueur, et les cartes de valeur la plus basse</text:span> (<text:span text:style-name="T21">le plus souvent ce seront </text:span>les cartes de niveau bronze pour les cartes standards Ğeconomicus), va<text:span text:style-name="T21">lent</text:span> chacune 3 DU.</text:p>
      <text:p text:style-name="P9">Au début du jeu il est conseillé de démarrer directement la partie en distribuant les trois couleurs à chaque joueur (2 billets de chacune des couleurs) afin d'entrer directement en jeu à partir d'une économie déjà monétisée. Il est possible de démarrer en distribuant une seule couleur, mais cela n'a pas d'intérêt si ce n'est retarder la monétisation de 2 tours et biaiser ainsi le résultat. Le tour initial ne correspond pas en effet à l'arrivée progressive de nouveaux entrants remplaçant des sortants, mais au premier tour de mesure d'une économie supposée tourner déjà depuis longtemps.</text:p>
      <text:p text:style-name="P16">Comme on distribue donc 2 cartes de couleur haute supplémentaires à chaque tour, et que l'on élimine les cartes de couleur basse, on aura donc une moyenne de DU distribués par joueur, pour 3 couleurs égale à :</text:p>
      <text:p text:style-name="P17">2 (1/2 DU +1 DU + 2 DU) = 7 DU</text:p>
      <text:p text:style-name="P16">Donc un « pouvoir d'achat » moyen distribué de (2 cartes + 1 DU) / joueur.</text:p>
      <text:h text:style-name="Heading_20_1" text:outline-level="1"><text:bookmark-start text:name="__RefHeading___Toc559_236692111"/>Monnaie <text:span text:style-name="T18">Dette</text:span><text:bookmark-end text:name="__RefHeading___Toc559_236692111"/></text:h>
      <text:p text:style-name="Text_20_body">Une monnaie <text:span text:style-name="T14">dette est utilisée pour le jeu, ce qui suppose qu'un joueur joue le rôle de la banque. Ce joueur fait partie du jeu, il convient donc de réaliser une comptabilité précise afin qu'il puisse être finalement intégré dans les comptes rendus chiffrés.</text:span></text:p>
      <text:p text:style-name="Text_20_body"><text:soft-page-break/>La monnaie fonctionne toujours selon le principe roulant dans le temps, ce qui permet, si le banquier le souhaite, de faire tourner les couleurs s'il l'estime nécessaire. Mais ici ce n'est pas une obligation, le banquier doit décider lui-même s'il doit insuffler des crédits de niveau supérieur ou pas dans l'économie. <text:span text:style-name="T19">Les prix des cartes s'adapteront alors à la nouvelle unité supérieure ainsi injectée.</text:span></text:p>
      <text:h text:style-name="Heading_20_2" text:outline-level="2"><text:bookmark-start text:name="__RefHeading___Toc249_1113265663"/>Rappel :<text:bookmark-end text:name="__RefHeading___Toc249_1113265663"/></text:h>
      <text:p text:style-name="P4">1 Rouge = 2 <text:span text:style-name="T1">bleus</text:span></text:p>
      <text:p text:style-name="P4">1 Jaune = 2 Rouges</text:p>
      <text:p text:style-name="P4">1 Vert = 2 Jaunes</text:p>
      <text:p text:style-name="P5">1 Bleu = 2 Verts</text:p>
      <text:p text:style-name="P5"/>
      <text:p text:style-name="P5">etc. (on peut s'en tenir au minimum à 4 couleurs, et autant que l'on veut si nécessaire).</text:p>
      <text:p text:style-name="P5"/>
      <text:p text:style-name="P7">N<text:span text:style-name="T22">B</text:span> : dans cette version des règles « <text:span text:style-name="T22">monnaie dette » </text:span>1 unité monétaire = le pouvoir d'achat d'une carte. Donc en faisant « tourner la monnaie » s'il le souhaite, <text:span text:style-name="T22">par l'injection d'une valeur haute, </text:span>le banquier pourra dévaluer la monnaie précédemment émise.</text:p>
      <text:h text:style-name="Heading_20_2" text:outline-level="2"><text:bookmark-start text:name="__RefHeading___Toc251_1113265663"/>Règles monétaires<text:bookmark-end text:name="__RefHeading___Toc251_1113265663"/></text:h>
      <text:p text:style-name="Text_20_body">Ici donc c'est le banquier qui va créditer l'économie. Pour commencer il peut distribuer quelques billets aléatoirement à sa discrétion, très peu, à quelques joueurs. <text:span text:style-name="T15">Toutefois ceci n'est pas forcément la meilleure méthode, il est mieux de commencer directement par une allocation de crédits, ceci dès le premier tour, et même préalablement au début du premier tour, toujours pour la raison que le premier tour de jeu est censé représenter un tour de mesure comme un autre d'une économie déjà monétisée depuis longtemps.</text:span></text:p>
      <text:p text:style-name="Text_20_body">Puis dès le deuxième tour, et pour tous les tours suivants, le banquier procède <text:span text:style-name="T15">aux remboursements des crédits alloués</text:span> <text:span text:style-name="T15">et </text:span>à une <text:span text:style-name="T15">éventuelle nouvelle</text:span> allocation de crédits <text:span text:style-name="T15">(à sa discrétion)</text:span>, <text:span text:style-name="T15">s'il le souhaite </text:span>en faisant tourner la monnaie d'un cran supplémentaire (ce qui rendra la monnaie précédemment présente moins forte, <text:span text:style-name="T15">mais donc aussi les crédits en cours moins « juteux »</text:span>).</text:p>
      <text:p text:style-name="Text_20_body">Une bonne règle à suivre qu'il ne faut pas négliger est <text:span text:style-name="T2">de ne pas donner de crédit à qui n'a pas l'équivalent économique</text:span><text:span text:style-name="T16"> pour « gager le crédit » (</text:span><text:span text:style-name="T17">afin de </text:span><text:span text:style-name="T16">s'assurer du remboursement en monnaie ou en nature, </text:span><text:span text:style-name="T17">et ne pas « faire faillite », car une banque qui ne se fait pas rembourser est censée faire faillite dans ce modèle monétaire</text:span><text:span text:style-name="T16">).</text:span></text:p>
      <text:p text:style-name="P18">A la fin du tour, le joueur doit rendre soit uniquement l'intérêt des crédits en cours si le banquier est d'accord, soit la totalité crédit + intérêts. Et si le joueur ne peut pas rendre 1 unité monétaire, alors le banquier est en droit de lui prendre 1 valeur économique produite, ou bien 4 cartes.</text:p>
      <text:p text:style-name="P18">Eventuellement, en cas d'impossibilité totale de remboursement (ce qui sera dû à une inattention du banquier lors de l'allocation du crédit, cf plus haut), alors le joueur peut être amené à « <text:span text:style-name="T15">aller directement</text:span> <text:span text:style-name="T15">en</text:span> prison », avant de reprendre le jeu avec 4 nouvelles cartes.</text:p>
      <text:h text:style-name="Heading_20_2" text:outline-level="2"><text:bookmark-start text:name="__RefHeading___Toc253_1113265663"/>Comptabilité <text:span text:style-name="T15">du banquier</text:span><text:bookmark-end text:name="__RefHeading___Toc253_1113265663"/></text:h>
      <text:p text:style-name="Text_20_body">Si la comptabilité des joueurs ne change pas <text:span text:style-name="T15">par rapport au principe général</text:span>, il faut procéder à une comptabilité nette pour le banquier, car lors du remboursement il ne bénéficie pas du principal mais uniquement de l'intérêt <text:span text:style-name="T15">du crédit alloué</text:span>.</text:p>
      <text:p text:style-name="Text_20_body"><text:soft-page-break/>Ceci se réalise grâce à la comptabilité « en partie double » avec sur une colonne les crédits alloués, pour un joueur et pour chaque tour, <text:span text:style-name="T15">et </text:span>sur une deuxième colonne les remboursements effectués par ce même joueur à chaque tour, <text:span text:style-name="T15">en monnaie d'abord, </text:span>et sur une troisième et quatrième colonne les remboursements effectués en nature (Cartes ou Valeurs économiques).</text:p>
      <text:p text:style-name="Text_20_body">Le bénéfice du banquier est comptabilisé comme étant (somme des remboursements effectués) – (somme des crédits alloués). <text:span text:style-name="T15">C</text:span>oncernant les remboursements en nature une valeur économique V vau<text:span text:style-name="T15">dra</text:span> l'équivalent de 4 unités monétaires U : V = 4 U <text:span text:style-name="T23">(ou une carte de valeur supérieure vaut 4 fois la valeur d'une carte de niveau inférieur).</text:span></text:p>
      <text:p text:style-name="Text_20_body">Le joueur jouant la banque doit donc tenir une comptabilité sérieuse pour obtenir des données correctes utilisables lors du compte rendu économique final du jeu.</text:p>
      <text:h text:style-name="Heading_20_1" text:outline-level="1"><text:bookmark-start text:name="__RefHeading___Toc561_236692111"/>Compte rendu :<text:bookmark-end text:name="__RefHeading___Toc561_236692111"/></text:h>
      <text:p text:style-name="Text_20_body">Un jeu Ğeconomicus n'est complet que si l'organisateur publie un compte rendu détaillé (post écrit, vidéo… <text:span text:style-name="T10">sur son propre site internet ou un autre lieu</text:span>), notamment à l'aide des tableurs et graphiques générés que l'on peut remplir directement pendant le jeu par le banquier d'une part, et par celui qui fait la comptabilité des sortants / nouveaux entrants à chaque tour <text:span text:style-name="T10">d'autre part.</text:span></text:p>
      <text:p text:style-name="P19">On devrait ainsi au minimum faire apparaître dans les graphiques pour chaque monnaie jouées :</text:p>
      <text:p text:style-name="P19">- Le nombre total de valeurs produites par joueur (banquier inclus pour la « monnaie dette »).</text:p>
      <text:p text:style-name="P19">- La moyenne globale des valeurs produites.</text:p>
      <text:p text:style-name="P19">- L'écart type de production des valeurs en % de la moyenne.</text:p>
      <text:p text:style-name="P19">- La mise à l'échelle comparative des différents types de monnaies jouées.</text:p>
      <text:p text:style-name="P19">Voir à ce sujet les tableurs Ğeconomicus de suivi et de résultat du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nux Libertine O2" svg:font-family="'Linux Libertine O'" style:font-pitch="variable"/>
    <style:font-face style:name="Linux Libertine O1" svg:font-family="'Linux Libertine O'" style:font-adornments="Gras" style:font-pitch="variable"/>
    <style:font-face style:name="Linux Libertine O" svg:font-family="'Linux Libertine 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font-name="Linux Libertine O" fo:font-family="'Linux Libertine O'" style:font-style-name="Normal"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423cm" fo:margin-bottom="0.212cm" loext:contextual-spacing="false" style:page-number="auto" style:shadow="none" text:number-lines="true" text:line-number="1">
        <style:tab-stops/>
      </style:paragraph-properties>
      <style:text-properties style:font-name="Linux Libertine O1" fo:font-family="'Linux Libertine O'" style:font-style-name="Gras" style:font-pitch="variable"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image-width="0cm" draw:fill-image-height="0cm"/>
      <style:paragraph-properties fo:margin-top="0.353cm" fo:margin-bottom="0.212cm" loext:contextual-spacing="false" style:shadow="none">
        <style:tab-stops/>
      </style:paragraph-properties>
      <style:text-properties style:font-name="Linux Libertine O1" fo:font-family="'Linux Libertine O'" style:font-style-name="Gras" style:font-pitch="variable" fo:font-size="115%" fo:font-weight="bold"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O1" fo:font-family="'Linux Libertine O'" style:font-style-name="Gras" style:font-pitch="variable"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Arial" fo:font-size="16pt" fo:font-weight="bold" officeooo:paragraph-rsid="00133988" style:font-size-asian="16pt" style:font-weight-asian="bold" style:font-size-complex="16pt" style:font-weight-complex="bold"/>
    </style:style>
    <style:style style:name="MP2" style:family="paragraph" style:parent-style-name="Standard">
      <style:paragraph-properties fo:text-align="center" style:justify-single-word="false"/>
      <style:text-properties style:font-name="Arial" fo:font-size="16pt" fo:font-weight="bold" officeooo:rsid="000e1fff" officeooo:paragraph-rsid="00133988" style:font-size-asian="16pt" style:font-weight-asian="bold" style:font-size-complex="16pt" style:font-weight-complex="bold"/>
    </style:style>
    <style:style style:name="MT1" style:family="text">
      <style:text-properties officeooo:rsid="000e1ff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Ğ<text:span text:style-name="MT1">economicus</text:span></text:p>
        <text:p text:style-name="MP2">Principe Génér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by </meta:initial-creator>
    <meta:creation-date>2015-01-11T07:19:04</meta:creation-date>
    <dc:date>2015-12-13T10:03:02.147846922</dc:date>
    <dc:creator>Bobby </dc:creator>
    <meta:editing-duration>PT2H13M51S</meta:editing-duration>
    <meta:editing-cycles>27</meta:editing-cycles>
    <meta:generator>LibreOffice/5.0.3.2$Linux_X86_64 LibreOffice_project/00m0$Build-2</meta:generator>
    <meta:document-statistic meta:table-count="0" meta:image-count="0" meta:object-count="0" meta:page-count="5" meta:paragraph-count="90" meta:word-count="2179" meta:character-count="12319" meta:non-whitespace-character-count="10227"/>
  </office:meta>
</office:document-meta>
</file>